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>
        <style:tab-stops/>
      </style:paragraph-properties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UC gérer comptes (serveur) :</text:p>
      <text:p text:style-name="Normal">Acteur principal :<text:line-break/><text:s text:c="4"/><text:tab/>Serveur</text:p>
      <text:p text:style-name="Normal">Acteur secondaire :<text:line-break/><text:tab/>Utilisateur (déjà inscrit ou non), Client android, BDD</text:p>
      <text:p text:style-name="Normal">Objectifs :<text:line-break/><text:tab/>Le Serveur doit gérer<text:s/>l’inscription, la désinscription et la mise à jour des informations de l’Utilisateur.</text:p>
      <text:p text:style-name="Normal">Préconditions :<text:line-break/><text:tab/>- La BDD est accessible par le Serveur<text:line-break/><text:tab/>- Le Serveur est accessible par le Client</text:p>
      <text:p text:style-name="Normal">Postconditions :<text:line-break/><text:tab/>- Le compte de l’Utilisateur à subit une modification<text:line-break/><text:tab/>- L’utilisateur est notifié du résultat</text:p>
      <text:p text:style-name="Normal">Scénario nominal :<text:line-break/><text:tab/>1) Le Serveur reçoit une requête d’un Client pour mettre à jour les informations d’un Utilisateur<text:line-break/><text:tab/>2) Le Serveur valide les données<text:line-break/><text:s/><text:tab/>3) Le Serveur vérifie si les nouvelles données existent déjà<text:s/>en BDD<text:line-break/><text:s/><text:tab/>4) Le Serveur met à jour les informations sur la BDD<text:line-break/><text:s/><text:tab/>5) Le Serveur notifie l’Utilisateur du bon déroulement de l’opération<text:line-break/><text:tab/></text:p>
      <text:p text:style-name="Normal">Alternatives :</text:p>
      <text:p text:style-name="P2">1a) Le Serveur reçoit une requête de suppression d’un compte Utilisateur<text:line-break/><text:s/><text:tab/>1) Le Serveur vérifie la validité des données<text:line-break/><text:s/><text:tab/>2) Le Serveur supprime les informations concernant l’Utilisateur sur la BDD<text:line-break/><text:s/><text:tab/>3) Le Serveur notifie l’Utilisateur du bon déroulement de l’opération<text:line-break/><text:s/><text:tab/>4) Le Serveur notifie le Client d’effectuer une déconnexion</text:p>
      <text:p text:style-name="P3">1b) Le Serveur reçoit une requête de création d’un compte Utilisateur<text:line-break/><text:s/><text:tab/>1) Le Serveur vérifie la validité des données<text:line-break/><text:s/><text:tab/>2) Le Serveur vérifie la non-existence des données sur la BDD<text:line-break/><text:s/><text:tab/>3) Le Serveur ajoute l’Utilisateur en BDD<text:line-break/><text:s/><text:tab/>4) Le Serveur notifie l’Utilisateur du bon déroulement<text:s/>de l’opération<text:line-break/><text:s/><text:tab/>5) Le Serveur notifie au Client de se connecter</text:p>
      <text:p text:style-name="P4">2a), 1b1a) Les données ne sont pas valides<text:line-break/><text:s/><text:tab/>1) Le traitement est annulé<text:line-break/><text:tab/>2) Le Serveur notifie l’Utilisateur d’une erreur<text:line-break/><text:tab/>3) Le Serveur fais remonter l’erreur à l’équipe de développement</text:p>
      <text:p text:style-name="P5">4a), 1a2a), 1b3a) <text:s/>La modification en BDD à échouée<text:line-break/><text:s/><text:tab/>1) Le Serveur notifie l’Utilisateur et fais remonter l’erreur à l’équipe de développement</text:p>
      <text:soft-page-break/>
      <text:p text:style-name="P6">3a), 1b2a) Les données existent déjà en BDD<text:line-break/><text:tab/>1) Le traitement est annulé<text:line-break/><text:tab/>2) Le Serveur notifie l’Utilisate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-kay_du_83@hotmail.fr</meta:initial-creator>
    <dc:creator>kay-kay_du_83@hotmail.fr</dc:creator>
    <meta:creation-date>2015-04-22T10:45:00Z</meta:creation-date>
    <dc:date>2015-04-22T13:16:00Z</dc:date>
    <meta:template xlink:href="Normal.dotm" xlink:type="simple"/>
    <meta:editing-cycles>7</meta:editing-cycles>
    <meta:editing-duration>PT5280S</meta:editing-duration>
    <meta:document-statistic meta:page-count="2" meta:paragraph-count="3" meta:word-count="301" meta:character-count="1957" meta:row-count="13" meta:non-whitespace-character-count="1659"/>
  </office:meta>
</office:document-meta>
</file>